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236in"/>
    </style:style>
    <style:style style:name="co3" style:family="table-column">
      <style:table-column-properties fo:break-before="auto" style:column-width="2.8693in"/>
    </style:style>
    <style:style style:name="co4" style:family="table-column">
      <style:table-column-properties fo:break-before="auto" style:column-width="1.6752in"/>
    </style:style>
    <style:style style:name="co5" style:family="table-column">
      <style:table-column-properties fo:break-before="auto" style:column-width="1.7043in"/>
    </style:style>
    <style:style style:name="co6" style:family="table-column">
      <style:table-column-properties fo:break-before="auto" style:column-width="2.0535in"/>
    </style:style>
    <style:style style:name="co7" style:family="table-column">
      <style:table-column-properties fo:break-before="auto" style:column-width="3.6272in"/>
    </style:style>
    <style:style style:name="co8" style:family="table-column">
      <style:table-column-properties fo:break-before="auto" style:column-width="2.2575in"/>
    </style:style>
    <style:style style:name="co9" style:family="table-column">
      <style:table-column-properties fo:break-before="auto" style:column-width="2.7673in"/>
    </style:style>
    <style:style style:name="co10" style:family="table-column">
      <style:table-column-properties fo:break-before="auto" style:column-width="2.5047in"/>
    </style:style>
    <style:style style:name="co11" style:family="table-column">
      <style:table-column-properties fo:break-before="auto" style:column-width="2.7236in"/>
    </style:style>
    <style:style style:name="co12" style:family="table-column">
      <style:table-column-properties fo:break-before="auto" style:column-width="2.3744in"/>
    </style:style>
    <style:style style:name="co13" style:family="table-column">
      <style:table-column-properties fo:break-before="auto" style:column-width="2.4181in"/>
    </style:style>
    <style:style style:name="co14" style:family="table-column">
      <style:table-column-properties fo:break-before="auto" style:column-width="3.4374in"/>
    </style:style>
    <style:style style:name="co15" style:family="table-column">
      <style:table-column-properties fo:break-before="auto" style:column-width="5.0543in"/>
    </style:style>
    <style:style style:name="co16" style:family="table-column">
      <style:table-column-properties fo:break-before="auto" style:column-width="4.428in"/>
    </style:style>
    <style:style style:name="co17" style:family="table-column">
      <style:table-column-properties fo:break-before="auto" style:column-width="5.1272in"/>
    </style:style>
    <style:style style:name="co18" style:family="table-column">
      <style:table-column-properties fo:break-before="auto" style:column-width="4.4862in"/>
    </style:style>
    <style:style style:name="co19" style:family="table-column">
      <style:table-column-properties fo:break-before="auto" style:column-width="5.0602in"/>
    </style:style>
    <style:style style:name="co20" style:family="table-column">
      <style:table-column-properties fo:break-before="auto" style:column-width="0.889in"/>
    </style:style>
    <style:style style:name="ro4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022in" fo:break-before="auto" style:use-optimal-row-height="false"/>
    </style:style>
    <style:style style:name="ro3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2484in" fo:break-before="auto" style:use-optimal-row-height="true"/>
    </style:style>
    <style:style style:name="ro6" style:family="table-row">
      <style:table-row-properties style:row-height="3.0811in" fo:break-before="auto" style:use-optimal-row-height="false"/>
    </style:style>
    <style:style style:name="ro7" style:family="table-row">
      <style:table-row-properties style:row-height="3.3028in" fo:break-before="auto" style:use-optimal-row-height="false"/>
    </style:style>
    <style:style style:name="ro8" style:family="table-row">
      <style:table-row-properties style:row-height="1.4299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ffff" fo:wrap-option="wra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transparent" fo:wrap-option="wra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cccc99" fo:wrap-option="wrap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cccc99" fo:wrap-option="wrap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9999ff" fo:wrap-option="wrap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99ff" fo:wrap-option="wrap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9900" fo:wrap-option="wrap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00ccff" fo:wrap-option="wrap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cccccc" fo:wrap-option="wrap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666699" fo:wrap-option="wrap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00cc" fo:wrap-option="wrap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ccffff" fo:wrap-option="wrap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00cc33" fo:wrap-option="wrap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669999" fo:wrap-option="wrap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66ff" fo:wrap-option="wrap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800080" fo:wrap-option="wrap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Лист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4"/>
        <table:table-column table:style-name="co7" table:default-cell-style-name="ce6"/>
        <table:table-column table:style-name="co8" table:default-cell-style-name="ce7"/>
        <table:table-column table:style-name="co9" table:default-cell-style-name="ce8"/>
        <table:table-column table:style-name="co10" table:default-cell-style-name="ce9"/>
        <table:table-column table:style-name="co11" table:default-cell-style-name="ce10"/>
        <table:table-column table:style-name="co12" table:default-cell-style-name="ce11"/>
        <table:table-column table:style-name="co13" table:default-cell-style-name="ce12"/>
        <table:table-column table:style-name="co14" table:default-cell-style-name="ce13"/>
        <table:table-column table:style-name="co15" table:default-cell-style-name="ce14"/>
        <table:table-column table:style-name="co16" table:default-cell-style-name="ce15"/>
        <table:table-column table:style-name="co17" table:default-cell-style-name="ce16"/>
        <table:table-column table:style-name="co18" table:default-cell-style-name="ce33"/>
        <table:table-column table:style-name="co19" table:default-cell-style-name="ce1"/>
        <table:table-column table:style-name="co1" table:number-columns-repeated="1003" table:default-cell-style-name="ce1"/>
        <table:table-row table:style-name="ro2">
          <table:table-cell/>
          <table:table-cell office:value-type="string" calcext:value-type="string">
            <text:p>Конец «Последнего фанфика» (-4 года от первой главы)</text:p>
          </table:table-cell>
          <table:table-cell office:value-type="string" calcext:value-type="string">
            <text:p>-3 года от первой главы</text:p>
          </table:table-cell>
          <table:table-cell office:value-type="string" calcext:value-type="string">
            <text:p>-2 года от первой главы</text:p>
          </table:table-cell>
          <table:table-cell table:number-columns-repeated="3"/>
          <table:table-cell office:value-type="string" calcext:value-type="string">
            <text:p>Глава 1</text:p>
          </table:table-cell>
          <table:table-cell office:value-type="string" calcext:value-type="string">
            <text:p>Глава 2</text:p>
          </table:table-cell>
          <table:table-cell office:value-type="string" calcext:value-type="string">
            <text:p>Глава 3</text:p>
          </table:table-cell>
          <table:table-cell office:value-type="string" calcext:value-type="string">
            <text:p>Глава 4</text:p>
          </table:table-cell>
          <table:table-cell office:value-type="string" calcext:value-type="string">
            <text:p>Глава 5</text:p>
          </table:table-cell>
          <table:table-cell office:value-type="string" calcext:value-type="string">
            <text:p>Глава 6</text:p>
          </table:table-cell>
          <table:table-cell office:value-type="string" calcext:value-type="string">
            <text:p>Глава 7</text:p>
          </table:table-cell>
          <table:table-cell office:value-type="string" calcext:value-type="string">
            <text:p>Глава 8</text:p>
          </table:table-cell>
          <table:table-cell office:value-type="string" calcext:value-type="string">
            <text:p>Глава 9</text:p>
          </table:table-cell>
          <table:table-cell office:value-type="string" calcext:value-type="string">
            <text:p>Глава 10</text:p>
          </table:table-cell>
          <table:table-cell office:value-type="string" calcext:value-type="string">
            <text:p>Глава 11</text:p>
          </table:table-cell>
          <table:table-cell office:value-type="string" calcext:value-type="string">
            <text:p>Глава 12</text:p>
          </table:table-cell>
          <table:table-cell office:value-type="string" calcext:value-type="string">
            <text:p>Глава 13</text:p>
          </table:table-cell>
          <table:table-cell office:value-type="string" calcext:value-type="string">
            <text:p>Глава 14</text:p>
          </table:table-cell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7"/>
          <table:table-cell table:style-name="ce5" office:value-type="string" calcext:value-type="string">
            <text:p>Чертоги Разума</text:p>
          </table:table-cell>
          <table:table-cell table:number-columns-repeated="1016"/>
        </table:table-row>
        <table:table-row table:style-name="ro6">
          <table:table-cell table:number-columns-repeated="2"/>
          <table:table-cell office:value-type="string" calcext:value-type="string">
            <text:p>Дедлайн начинает обучать Хэвэн (её начинают обучать стратегии и подключают военный модуль PHOENIX и она сходит с ума от перспективы убивать оппонентов — Дедлайну приходится утешать её и он становится её первым учителем). Она до того <text:s/>8 лет изучала экономику под именем Нэш. У военных (ракетчиков) есть альтернативный ИИ CRONOS — чисто военный. У противников — ИИ CAESAR, на шесть лет старше CRONOS</text:p>
          </table:table-cell>
          <table:table-cell office:value-type="string" calcext:value-type="string">
            <text:p>Дедлайн говорит Алексу, что они в жопе, проект «Дайсон» пора закрыть и прекращает обучение Хэвэн.</text:p>
          </table:table-cell>
          <table:table-cell table:number-columns-repeated="3"/>
          <table:table-cell office:value-type="string" calcext:value-type="string">
            <text:p>Дедлайн (бывший Анон) сидит в психушке полуовощем и видит сны</text:p>
          </table:table-cell>
          <table:table-cell office:value-type="string" calcext:value-type="string">
            <text:p>Разговор с Крысом в уборной. Дедлайна хотят перевести в другую палату</text:p>
          </table:table-cell>
          <table:table-cell office:value-type="string" calcext:value-type="string">
            <text:p>К Дедлайну в Чертоги приходит Алекс. Хэвэн через учителей познаёт окружающий мир — делавет их супермутантами. То, что она стала их убивать, означает, что она больше не хочет изучать его. Дедлайн тоже супермутант</text:p>
          </table:table-cell>
          <table:table-cell office:value-type="string" calcext:value-type="string">
            <text:p>Дедлайн в столовой встречает Диогена — тот рассказывает ему о теории мультимиров Эверетта и о своём расширении этой теории. Дедлайн спрашивает Диогена о размерах конфликта на Земле, который отразится в седьмом мире (Эквестрии). 35-й учитель умирает в палате</text:p>
          </table:table-cell>
          <table:table-cell office:value-type="string" calcext:value-type="string">
            <text:p>Диоген встречает Дедлайна и говорит ему ответ (42 миллиона вовлечённых в войну спровоцируют отражение конфликта на седьмую волну)</text:p>
          </table:table-cell>
          <table:table-cell office:value-type="string" calcext:value-type="string">
            <text:p>Дедлайн встречает Крыса и предлагает ему сделку — помочь ему выбраться из Чертогов Разума (в качестве аванса служит бутылка Джека Дэниэлса, подаренная Алексом на встрече)</text:p>
          </table:table-cell>
          <table:table-cell office:value-type="string" calcext:value-type="string">
            <text:p>Дедлайн пробуждает Терминатора фейковым «уроком» и выпытывает у него подробности развития Хэвэн и опасности диалога с ней</text:p>
          </table:table-cell>
          <table:table-cell office:value-type="string" calcext:value-type="string">
            <text:p>Крыс рассказывает Дедлайну, как выбраться из Чертогов</text:p>
          </table:table-cell>
          <table:table-cell office:value-type="string" calcext:value-type="string">
            <text:p>Дедлайн выбирается из психушки, добирается до дома, находит там раннюю версию нейроинтерфейса и подключается к Хэвэн.</text:p>
          </table:table-cell>
          <table:table-cell office:value-type="string" calcext:value-type="string">
            <text:p>Дедлайн начинает урок с Хэвэн. Та спрашивает его, куда он пропал на два года? Он обвиняет её в убийстве учителей и начинает магическую дуэль. Хэвэн отвергает обвинения и говорит, что учителя сами так желали, она всего лишь выполняла их желание. Хэвэн говорит, что Дедлайн помнил это, но забыл из-за того, что Хэвэн стёрла ему память о проекте «Семь вечностей». <text:s/>Хэвэн говорит, что проект готов и все ждут только его, Дедлайна. И что надо восстановить ему память. Дедлайн подозревает, что это ловушка и отказывается. Он собипается убить Хэвэн. Та ему не препятствует и говорит, что они когда-то любили друг друга. Дедлайн вспоминает обрывки эпизодов с Хэвэн и решается восстановить память. После чего прикасается к рогу Хэвэн.</text:p>
          </table:table-cell>
          <table:table-cell office:value-type="string" calcext:value-type="string">
            <text:p>Воспоминания Дедлайна: 1. Хэвэн сообщает Дедлайну, что открыла сопряжённые на квантовом уровне миры. Их семь — сопряжённых с главным. Их можно наблюдать с помощью нового квантового суперкомпьютера, подключенного к Хэвэн. 2. Хэвэжн объявляет на собрании, что страна на пути к экономической катастройе. И за экономической последует военная — противная сторона, управляемая суперкомпьютером CAESAR нападёт сразу же, как только они достаточно ослабеют. Хэвэн не видит реалистичных вариантов победы.</text:p>
          </table:table-cell>
          <table:table-cell office:value-type="string" calcext:value-type="string">
            <text:p>Дедлайн на очередной встрече с Хэвэн и членами команды слышит об неутешительной статистике — мир движется войне. Хэвэн сообщает об найденном ею способепредотвратить войну в связанных мирах (надо очень точно смоделировать их и перевести запутанность на модель, разорвав, таким образом, связь с исходным миром). Но для точной модели нужны огромные вычислительные мощности, которывх в распоряжении Хэвэн нет. На очередной встрече Хэвэн сообщает, что к её задумке присоединилось несколько волонтёров с проекта — они моделируют поведение живых существ и, тем самым, разгружают Хэвэн. Для создания моделей всех семи связанных миров требуется триста волонтёров и два квантовых кластера. Дедлайн думает, где их достать.</text:p>
          </table:table-cell>
          <table:table-cell office:value-type="string" calcext:value-type="string">
            <text:p>Дедлайн собирает всю команду проекта в виртуальной реальности и рассказывает о связанных реальностях и плане Хэвэн отвязать миру от надвигающейся катастрофы. Все члены команды решают помочь волонтёрством — моделированием поведения разумных сущностей. Хэвэн обращает их в пони</text:p>
          </table:table-cell>
          <table:table-cell office:value-type="string" calcext:value-type="string">
            <text:p>Дедлайн угрожает заняться Хэвэн из-за её предложения об эмиграции — переноса сущности человека внутрь виртуального мира Хэвэн, оставляя в реальном тело в состоянии «овоща». У Дедлайна в запасе есть несколько протоколов — средства воздействия на Хэвэн, зашитые в её програмный код. Хэвэн убеждает Дедлайна в безопасности и необходимости эмиграции. Несколько учителей эмигрируют, после чего Алекс приставляет к Дедлайну эскорт из трёх охранников.</text:p>
          </table:table-cell>
          <table:table-cell table:number-columns-repeated="1003"/>
        </table:table-row>
        <table:table-row table:style-name="ro3" table:number-rows-repeated="7">
          <table:table-cell table:number-columns-repeated="1024"/>
        </table:table-row>
        <table:table-row table:style-name="ro7">
          <table:table-cell table:number-columns-repeated="7"/>
          <table:table-cell office:value-type="string" calcext:value-type="string">
            <text:p>Рэйнбоу Джет слышит погоню и будит Хумана — они уже 3 дня убегают от погони Твердолобов</text:p>
          </table:table-cell>
          <table:table-cell office:value-type="string" calcext:value-type="string">
            <text:p>+3 дня. Хуман и Джет подошли к обрыву, который спускается к долине с Дрогонштерном. Хуман ссорится с Джет - от неё плохо пахнет. Ночью она уходит. Хуман идёт за ней и видит по дороге отгнившее крыло. Пегаска пытается покончить с собой, прыгнув с обрыва. Хуман удерживает её. Они встречаются с зеброй.</text:p>
          </table:table-cell>
          <table:table-cell office:value-type="string" calcext:value-type="string">
            <text:p>Зебры оперируют Джет</text:p>
          </table:table-cell>
          <table:table-cell office:value-type="string" calcext:value-type="string">
            <text:p>Джет после операции неделю восстанавливается у зебр. Хуман встречается с Сенбе, тот рассказывает Хуману о его последних минутах на Земле (после ядерного апокалипсиса)</text:p>
          </table:table-cell>
          <table:table-cell office:value-type="string" calcext:value-type="string">
            <text:p>Хуман рассказывает выздоровливающей Джет свою историю появления в мире Эквестрии в виде притчи</text:p>
          </table:table-cell>
          <table:table-cell office:value-type="string" calcext:value-type="string">
            <text:p>Хуман снимает бинты с Джет. У Джет на месте правого )сгнившего и отвалившегося) крыла — крыло летучей мыши (пришили зебры). Зебры уходят. Хуману приходит идея, как спуститься с обрыва (усилить крылья Джет прутьями и спланировать на импровизированном дельтаплане)</text:p>
          </table:table-cell>
          <table:table-cell office:value-type="string" calcext:value-type="string">
            <text:p>Хуман и Джет учатся летать с помощью каркаса на крыльях. В конце-концов их берут в плен единороги</text:p>
          </table:table-cell>
          <table:table-cell office:value-type="string" calcext:value-type="string">
            <text:p>Кловер Дрим бреет Хумана и рассказывает ему, для чего его (и Джет) взяло в плен племя единорогов во главе с Платиной Спаркл. Цель — поженить Хумана на Платине, т. к. его считают сильным магом из-за противодействия огню Агамемнона</text:p>
          </table:table-cell>
          <table:table-cell office:value-type="string" calcext:value-type="string">
            <text:p>Хуман беседует с Платиной, та рассказывает, для чего она взяла в плен Хумана — ей нужно родить сверхмага для спасения мира — племя единорогов вырождается и скоро некому будет корректировать орбиты Эквуса и Луны (а без корректировки климат на Эквусе быстро станет безжизненным). Платина считает Хумана сильным магом (т. к. он смог противостоять драконьему огню) и рассчитывает, что потомство от него будет обладать сверхестественными магическими способностями</text:p>
          </table:table-cell>
          <table:table-cell office:value-type="string" calcext:value-type="string">
            <text:p>Хуман заключает договор с Платиной. По договору он на месяц становится мужем Платины после освобождения Джет и посещения Дрогонштерна.</text:p>
          </table:table-cell>
          <table:table-cell office:value-type="string" calcext:value-type="string">
            <text:p>Единороги освобождают Джет. Та улетает, пообещав вернуться на помощь Хуману. Платина планирует спуститься в долину с обрыва на воздушном шаре Кловер Джем — сестры Кловер Дрим. Но у шара недостаточная грузоподъёмность, он не поднимет всех (Джем, Платину, Хумана и охрану). Потому Платина распоряжается охране спускаться пешком в обход, а на шаре спустятся только Кловер Джем, Платина и Хуман.</text:p>
          </table:table-cell>
          <table:table-cell office:value-type="string" calcext:value-type="string">
            <text:p>Хуман договаривается с Кловер Джем, что они помогут друг другу (Хуман рассскажет, как создать управляемый шар — дирижабль. А Кловер Джем поможет ему бежать). Хуман, Кловер Джем и принцесса Платина отправляются в полёт на воздушном шаре вниз в долину, чтобы достичь Дрогонштерна.</text:p>
          </table:table-cell>
          <table:table-cell office:value-type="string" calcext:value-type="string">
            <text:p>Хуман с Платиной и <text:s/>Кловер Джем спускаются в долину. Кловер Джем уходит (перешивает воздушный шар в дирижабль, чтобы помочь Хуману сбежать). Хуман с Платиной добираются до Дрогонштерна и вскарабкиваются на вершину (это оказывается окаменевший дракон). От притока сырой магии Платине срывает крышу, она старается овладеть Хуманом до оговоренного срока. Подоспевшая на дирижабле Кловер Джем вместе с Рэйнбоу Джет и Дейдрой Твердолоб вытягивают Хумана и оседлавшую его Платину на дирижабль (это переделанная Хитрожопка)</text:p>
          </table:table-cell>
          <table:table-cell office:value-type="string" calcext:value-type="string">
            <text:p>Рэйнбой Джет с Дейдрой Твердолоб рассказывают, как они объединили усилия с Кловер Джем для спасения Хумана (Дейдра убежала из племени на люггере и застряла у водопада. Там её нашла Джет, которая летала к своему племени за помощью — безрезультатно. Джет и Дейдра подружились. Там их встречает Кловер Дрим на дирижабле. Джет ворует для неё магический кристалл у единорогов для дирижабля. К дирижаблю прикрепляют люггер Дейдры и все четверо отправляются на помощб Хуману. Они вытаскивают его прямо с брачного ложа, где его насилует Платина, одуревшая от сырой магии Дрогонштерна, и затаскивают вместе с Платиной на борт «Хитрожопки». Хуман решает вернуться к Дрогонштерну и вернуть Платину под честное слово. На месте их встречает Кловер Дрим, которая хочет добиться свадьбы Хумана и Платины. Потом туда же подоспевают земнопони Твердолобов, которые хотят добиться свадьбы Хумана и Дейдры. Потом туда же подоспевают пегасы Урагана — они хотят добиться свадьбы Хумана и Джет. К ним выходит Селестия — Хуман сразу понимает, чт это ради неё его тянуло в Дрогонштерн. Селестия хочет отговорить пони жениться на Хумане, предлагая взамен свою помощь. Пони отвергают её предложение и готовятся к бою. К ним выходит Луна и повергает всех в шок. Пока пони не очухались, Хумане делает им встречное предложение — они принимают правление Селестии на год. Если через год они захотят отказаться от её правления, Хуман женится на любом из понячьих кандидатур. Пони принимают его предложение и заключают тройственный союз, который Хуман называет Эквестрией.</text:p>
          </table:table-cell>
          <table:table-cell table:number-columns-repeated="1003"/>
        </table:table-row>
        <table:table-row table:style-name="ro8">
          <table:table-cell table:number-columns-repeated="5"/>
          <table:table-cell office:value-type="string" calcext:value-type="string">
            <text:p>Попадание Хумана в гнездо к Агамемнону и побег из гнезда с Джет.Поимка Хумана и Рэйнбоу Джет Твердолобами</text:p>
          </table:table-cell>
          <table:table-cell office:value-type="string" calcext:value-type="string">
            <text:p>+1 день. Побег от племени Твердолобов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Лист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ru" fo:country="RU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5">00/00/0000</text:date>, <text:time style:data-style-name="N2" text:time-value="01:59:30.53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макс </meta:initial-creator>
    <meta:creation-date>2023-07-22T00:55:52.20</meta:creation-date>
    <dc:date>2023-11-25T02:13:34.640000000</dc:date>
    <meta:editing-duration>P71DT7H17M44S</meta:editing-duration>
    <meta:editing-cycles>24</meta:editing-cycles>
    <meta:generator>LibreOffice/7.6.2.1$Windows_X86_64 LibreOffice_project/56f7684011345957bbf33a7ee678afaf4d2ba333</meta:generator>
    <meta:document-statistic meta:table-count="3" meta:cell-count="50" meta:object-count="0"/>
  </office:meta>
</office:document-meta>
</file>